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9000001B5D9DFEC55.png" manifest:media-type="image/png"/>
  <manifest:file-entry manifest:full-path="Pictures/1000020100000149000001BD476F0BA3.png" manifest:media-type="image/png"/>
  <manifest:file-entry manifest:full-path="Pictures/100002010000020D000001F3E2B8187C.png" manifest:media-type="image/png"/>
  <manifest:file-entry manifest:full-path="Pictures/100002010000037A0000001975DC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3fcd" officeooo:paragraph-rsid="001c3fcd"/>
    </style:style>
    <style:style style:name="P2" style:family="paragraph" style:parent-style-name="Standard">
      <style:text-properties officeooo:rsid="001d5ea9" officeooo:paragraph-rsid="001d5ea9"/>
    </style:style>
    <style:style style:name="T1" style:family="text">
      <style:text-properties fo:color="#f8f8f2" style:font-name="Droid Sans Mono" fo:font-size="10.5pt" fo:font-weight="normal" fo:background-color="#272822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4 bit adder</text:p>
      <text:p text:style-name="P1">2.</text:p>
      <text:p text:style-name="P2">print_stats</text:p>
      <text:p text:style-name="P2"><draw:frame draw:style-name="fr1" draw:name="Image4" text:anchor-type="paragraph" svg:x="0in" svg:y="0.0146in" svg:width="6.6929in" svg:height="0.1874in" draw:z-index="3"><draw:image xlink:href="Pictures/100002010000037A0000001975DCAAF8.png" xlink:type="simple" xlink:show="embed" xlink:actuate="onLoad"/></draw:frame></text:p>
      <text:p text:style-name="P1">show</text:p>
      <text:p text:style-name="P1"/>
      <text:p text:style-name="P1"><draw:frame draw:style-name="fr1" draw:name="Image1" text:anchor-type="paragraph" svg:x="-0.0591in" svg:y="0.1118in" svg:width="2.872in" svg:height="2.7299in" draw:z-index="0"><draw:image xlink:href="Pictures/100002010000020D000001F3E2B8187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rash show</text:p>
      <text:p text:style-name="P1"><draw:frame draw:style-name="fr1" draw:name="Image2" text:anchor-type="paragraph" svg:x="0.4555in" svg:y="0.0984in" svg:width="2.7681in" svg:height="2.6472in" draw:z-index="1"><draw:image xlink:href="Pictures/10000201000001C9000001B5D9DFEC5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llapse</text:p>
      <text:p text:style-name="P1">show_bdd</text:p>
      <text:p text:style-name="P1"><draw:frame draw:style-name="fr1" draw:name="Image3" text:anchor-type="paragraph" svg:x="0.5508in" svg:y="0.1571in" svg:width="1.7028in" svg:height="2.3035in" draw:z-index="2"><draw:image xlink:href="Pictures/1000020100000149000001BD476F0BA3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yo </meta:initial-creator>
    <meta:creation-date>2017-10-14T09:49:06.173853592</meta:creation-date>
    <dc:date>2017-10-14T10:03:55.477323115</dc:date>
    <dc:creator>yoyo </dc:creator>
    <meta:editing-duration>PT14M49S</meta:editing-duration>
    <meta:editing-cycles>2</meta:editing-cycles>
    <meta:generator>LibreOffice/4.4.3.2$Linux_X86_64 LibreOffice_project/40m0$Build-2</meta:generator>
    <meta:document-statistic meta:table-count="0" meta:image-count="4" meta:object-count="0" meta:page-count="1" meta:paragraph-count="7" meta:word-count="11" meta:character-count="58" meta:non-whitespace-character-count="54"/>
  </office:meta>
</office:document-meta>
</file>